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568b" officeooo:paragraph-rsid="0003568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3568b" officeooo:paragraph-rsid="0003568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8ece3" officeooo:paragraph-rsid="0003568b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8ece3" officeooo:paragraph-rsid="000c449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3568b" officeooo:paragraph-rsid="000c449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3568b" officeooo:paragraph-rsid="00054b3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7d89f" officeooo:paragraph-rsid="0007d89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3568b" officeooo:paragraph-rsid="00063cf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4b3d"/>
    </style:style>
    <style:style style:name="T3" style:family="text">
      <style:text-properties officeooo:rsid="0008ece3"/>
    </style:style>
    <style:style style:name="T4" style:family="text">
      <style:text-properties officeooo:rsid="000c4493"/>
    </style:style>
    <style:style style:name="T5" style:family="text">
      <style:text-properties officeooo:rsid="0007d89f"/>
    </style:style>
    <style:style style:name="T6" style:family="text">
      <style:text-properties officeooo:rsid="000a826d"/>
    </style:style>
    <style:style style:name="T7" style:family="text">
      <style:text-properties officeooo:rsid="00063cf5"/>
    </style:style>
    <style:style style:name="T8" style:family="text">
      <style:text-properties officeooo:rsid="000356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BA FILE SERVER</text:p>
      <text:p text:style-name="P2">1) Samba is popular local network file hosting server service. Firstly install program:</text:p>
      <text:p text:style-name="P2"><text:s text:c="8"/># <text:s text:c="3"/>sudo apt-get install samba cifs-utils</text:p>
      <text:p text:style-name="P2">2a) edit configuration file – full access privileges for<text:span text:style-name="T1"> #userSamba:</text:span></text:p>
      <text:p text:style-name="P2"><text:s text:c="8"/># <text:s text:c="3"/>sudo vim /etc/samba/smb.conf</text:p>
      <text:p text:style-name="P2">[shareName]</text:p>
      <text:p text:style-name="P2"><text:s text:c="4"/>path = /pathToShareFolderIncludingContent</text:p>
      <text:p text:style-name="P2"><text:s text:c="4"/>force user = userSamba</text:p>
      <text:p text:style-name="P2"><text:s text:c="4"/>force group = root</text:p>
      <text:p text:style-name="P2"><text:s text:c="4"/>create mask = 0777</text:p>
      <text:p text:style-name="P2"><text:s text:c="4"/>directory mask = 0777</text:p>
      <text:p text:style-name="P2"><text:s text:c="4"/>hosts allow = WhiteListIPAddr</text:p>
      <text:p text:style-name="P2"><text:s text:c="4"/>read only = no</text:p>
      <text:p text:style-name="P2"><text:s text:c="4"/>public = no</text:p>
      <text:p text:style-name="P2"><text:s text:c="4"/>guest ok = no</text:p>
      <text:p text:style-name="P2"><text:s text:c="4"/>writable = yes</text:p>
      <text:p text:style-name="P2">P.S. userSamba username must exist in system – create one: #sudo useradd userSamba.</text:p>
      <text:p text:style-name="P2"><text:s text:c="4"/>3a) add authorized user #userSamba to program Samba</text:p>
      <text:p text:style-name="P2"># <text:s text:c="3"/>sudo smbpasswd -a userSamba</text:p>
      <text:p text:style-name="P2"><text:s text:c="4"/>2b) edit configuration file – full access privileges for <text:span text:style-name="T1">everyone</text:span>:</text:p>
      <text:p text:style-name="P2"><text:s text:c="9"/># <text:s text:c="3"/>sudo vim /etc/samba/smb.conf</text:p>
      <text:p text:style-name="P2"><text:s text:c="8"/>[shareName]</text:p>
      <text:p text:style-name="P2"><text:s text:c="12"/>path = /pathToShareFolderIncludingContent</text:p>
      <text:p text:style-name="P2"><text:s text:c="12"/>force user = root</text:p>
      <text:p text:style-name="P2"><text:s text:c="12"/>force group = root</text:p>
      <text:p text:style-name="P2"><text:s text:c="12"/>create mask = 0777</text:p>
      <text:p text:style-name="P2"><text:s text:c="12"/>directory mask = 0777</text:p>
      <text:p text:style-name="P2"><text:s text:c="12"/>hosts allow = WhiteListIPAddr</text:p>
      <text:p text:style-name="P2"><text:s text:c="12"/>read only = no</text:p>
      <text:p text:style-name="P2"><text:s text:c="12"/>public = yes</text:p>
      <text:p text:style-name="P2"><text:s text:c="12"/>guest ok = yes</text:p>
      <text:p text:style-name="P2"><text:s text:c="12"/>writable = yes</text:p>
      <text:p text:style-name="P2"><text:s text:c="4"/>4) restart Samba</text:p>
      <text:p text:style-name="P2"><text:s text:c="9"/># <text:s text:c="3"/>sudo service smbd restart</text:p>
      <text:p text:style-name="P2"><text:s text:c="4"/>5) <text:span text:style-name="T2">check configuration</text:span></text:p>
      <text:p text:style-name="P2"><text:s text:c="8"/># <text:s text:c="3"/>sudo testparm</text:p>
      <text:p text:style-name="P3"><text:s text:c="4"/>6) list actually connected clients to file servers:</text:p>
      <text:p text:style-name="P2"><text:s text:c="7"/><text:span text:style-name="T3">#sudo smbstatus</text:span></text:p>
      <text:p text:style-name="P4"><text:span text:style-name="T4">7) enable firewall samba ports</text:span></text:p>
      <text:p text:style-name="P5"><text:s text:c="7"/><text:span text:style-name="T4">#sudo ufw allow 139 445 &amp;&amp; sudo ufw reload</text:span></text:p>
      <text:p text:style-name="P2">LINUX <text:span text:style-name="T2">client to file server</text:span>:</text:p>
      <text:p text:style-name="P6">1<text:span text:style-name="T5">a</text:span>) <text:span text:style-name="T2">load configuration at startup ( note that password is clearly shown in system! </text:span><text:s/>):</text:p>
      <text:p text:style-name="P2"><text:s text:c="8"/># <text:s text:c="4"/>sudo mkdir /mnt/<text:span text:style-name="T2">mountedClientFolder</text:span></text:p>
      <text:p text:style-name="P2"><text:s text:c="8"/># <text:s text:c="4"/>sudo vim /etc/fstab</text:p>
      <text:p text:style-name="P6">//serverIPAddr/<text:span text:style-name="T2">shareName</text:span> /mnt/<text:span text:style-name="T2">mountedClientFolder</text:span> cifs username=userSamba,password=admin1<text:span text:style-name="T6">,uid=userSamba</text:span> 0 0</text:p>
      <text:p text:style-name="P2"><text:s text:c="2"/>2<text:span text:style-name="T5">a</text:span>) restart <text:span text:style-name="T7">configuration</text:span></text:p>
      <text:p text:style-name="P2"><text:s text:c="8"/># <text:s text:c="3"/>sudo mount -a</text:p>
      <text:p text:style-name="P7">1b) load configuration at startup with bash script:</text:p>
      <text:p text:style-name="P7"><text:s text:c="4"/>create one at home directory:</text:p>
      <text:p text:style-name="P7"><text:tab/>#touch sambaClientMount.sh</text:p>
      <text:p text:style-name="P7"><text:s text:c="4"/>edit script to add mount point device:</text:p>
      <text:p text:style-name="P7"><text:soft-page-break/>#!/bin/sh</text:p>
      <text:p text:style-name="P7">sudo mount <text:span text:style-name="T8">//serverIPAddr/shareName</text:span> <text:span text:style-name="T8">/mnt/mountedClientFolder</text:span> -o username=userSamba,password=admin1<text:span text:style-name="T6">,uid=$(id -u),gid=$(id -g)</text:span></text:p>
      <text:p text:style-name="P7"/>
      <text:p text:style-name="P2"><text:span text:style-name="T7">WINDOWS client to file server</text:span>:</text:p>
      <text:p text:style-name="P2"><text:tab/><text:span text:style-name="T7">MyComputer PPM: add network localization</text:span></text:p>
      <text:p text:style-name="P2"><text:tab/><text:span text:style-name="T7">Check non-standard network localization; Next</text:span></text:p>
      <text:p text:style-name="P8"><text:tab/><text:span text:style-name="T7">Server Address: </text:span><text:a xlink:type="simple" xlink:href="smb://serverIPAddr/shareName" text:style-name="Internet_20_link" text:visited-style-name="Visited_20_Internet_20_Link"><text:span text:style-name="T7">\\</text:span>serverIPAddr<text:span text:style-name="T7">\shareName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03-08T09:22:18.575030537</meta:creation-date>
    <dc:date>2025-05-05T10:21:12.102293600</dc:date>
    <meta:editing-duration>PT20M13S</meta:editing-duration>
    <meta:editing-cycles>10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57" meta:word-count="277" meta:character-count="2201" meta:non-whitespace-character-count="1666"/>
  </office:meta>
</office:document-meta>
</file>